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lack-Lato" svg:font-family="Slack-Lato, appleLog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2683" officeooo:paragraph-rsid="001f2683"/>
    </style:style>
    <style:style style:name="P2" style:family="paragraph" style:parent-style-name="Standard">
      <style:paragraph-properties fo:text-align="center" style:justify-single-word="false"/>
      <style:text-properties officeooo:rsid="001f2683" officeooo:paragraph-rsid="001f2683"/>
    </style:style>
    <style:style style:name="P3" style:family="paragraph" style:parent-style-name="Standard">
      <style:text-properties officeooo:rsid="001f2683" officeooo:paragraph-rsid="0021122e"/>
    </style:style>
    <style:style style:name="P4" style:family="paragraph" style:parent-style-name="Standard">
      <style:text-properties officeooo:rsid="001f2683" officeooo:paragraph-rsid="002306fa"/>
    </style:style>
    <style:style style:name="P5" style:family="paragraph" style:parent-style-name="Standard">
      <style:paragraph-properties fo:text-align="center" style:justify-single-word="false"/>
      <style:text-properties officeooo:rsid="0021122e" officeooo:paragraph-rsid="0021122e"/>
    </style:style>
    <style:style style:name="P6" style:family="paragraph" style:parent-style-name="Standard">
      <style:paragraph-properties fo:text-align="start" style:justify-single-word="false"/>
      <style:text-properties officeooo:rsid="0021122e" officeooo:paragraph-rsid="0021122e"/>
    </style:style>
    <style:style style:name="P7" style:family="paragraph" style:parent-style-name="Standard">
      <style:paragraph-properties fo:text-align="center" style:justify-single-word="false"/>
      <style:text-properties officeooo:rsid="002306fa" officeooo:paragraph-rsid="002306fa"/>
    </style:style>
    <style:style style:name="T1" style:family="text">
      <style:text-properties officeooo:rsid="0021122e"/>
    </style:style>
    <style:style style:name="T2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3" style:family="text">
      <style:text-properties officeooo:rsid="002306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ct 2, <text:span text:style-name="T3">Group 3</text:span>: </text:p>
      <text:p text:style-name="P4"><text:line-break/>Alec H, Amy P, Celena B, Kris S</text:p>
      <text:p text:style-name="P1"/>
      <text:p text:style-name="P2">Concept:</text:p>
      <text:p text:style-name="P1"/>
      <text:p text:style-name="P1">Track gun deaths in comparison to the gun laws; How gun laws affect the gun deaths?</text:p>
      <text:p text:style-name="P1"/>
      <text:p text:style-name="P1">how to identify gun laws and changes</text:p>
      <text:p text:style-name="P1">number / percentage of gun permits/ licenses per capita</text:p>
      <text:p text:style-name="P1">gun laws per state</text:p>
      <text:p text:style-name="P1">gun related deaths per state in given time period</text:p>
      <text:p text:style-name="P1"/>
      <text:p text:style-name="P2">Data Set locations:</text:p>
      <text:p text:style-name="P1"/>
      <text:p text:style-name="P1">Kaggle, US department of BLS, <text:span text:style-name="T1">more as needed</text:span></text:p>
      <text:p text:style-name="P3"><text:a xlink:type="simple" xlink:href="https://www.kaggle.com/hakabuk/gun-deaths-in-the-us" text:style-name="Internet_20_link" text:visited-style-name="Visited_20_Internet_20_Link"><text:span text:style-name="T2">https://www.kaggle.com/hakabuk/gun-deaths-in-the-us</text:span></text:a></text:p>
      <text:p text:style-name="P3"><text:a xlink:type="simple" xlink:href="https://data.world/nkrishnaswami/gun-deaths-by-county" office:target-frame-name="_blank" xlink:show="new" text:style-name="Internet_20_link" text:visited-style-name="Visited_20_Internet_20_Link"><text:span text:style-name="T2">https://data.world/nkrishnaswami/gun-deaths-by-county</text:span></text:a> </text:p>
      <text:p text:style-name="P3"><text:a xlink:type="simple" xlink:href="https://www.kaggle.com/hakabuk/gun-deaths-in-the-us" office:target-frame-name="_blank" xlink:show="new" text:style-name="Internet_20_link" text:visited-style-name="Visited_20_Internet_20_Link">https://www.kaggle.com/hakabuk/gun-deaths-in-the-us</text:a><text:a xlink:type="simple" xlink:href="https://data.world/nkrishnaswami/gun-deaths-by-county" office:target-frame-name="_blank" xlink:show="new" text:style-name="Internet_20_link" text:visited-style-name="Visited_20_Internet_20_Link">https://data.world/nkrishnaswami/gun-deaths-by-county</text:a> </text:p>
      <text:p text:style-name="P3"><text:a xlink:type="simple" xlink:href="https://www.justice.gov/archives/open/developer-resources" text:style-name="Internet_20_link" text:visited-style-name="Visited_20_Internet_20_Link">https://www.justice.gov/archives/open/developer-resources</text:a></text:p>
      <text:p text:style-name="P5"/>
      <text:p text:style-name="P5"/>
      <text:p text:style-name="P5">Aggregations</text:p>
      <text:p text:style-name="P6">calculate the change in gnu related deaths</text:p>
      <text:p text:style-name="P6">display correlation of gun owners with number of gun laws/restrictions</text:p>
      <text:p text:style-name="P6">realtionship of gun laws to gun deaths</text:p>
      <text:p text:style-name="P6"/>
      <text:p text:style-name="P7">Database</text:p>
      <text:p text:style-name="P7"/>
      <text:p text:style-name="P7">MongoD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lack-Lato" svg:font-family="Slack-Lato, appleLog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4T13:44:54.994000000</meta:creation-date>
    <dc:date>2021-12-04T14:07:35.322000000</dc:date>
    <meta:editing-duration>PT2M19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0" meta:word-count="100" meta:character-count="808" meta:non-whitespace-character-count="724"/>
  </office:meta>
</office:document-meta>
</file>